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82577_2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23 kWh</text:p>
          </table:table-cell>
          <table:table-cell office:value-type="float" office:value="673.27" calcext:value-type="float">
            <text:p>673.27</text:p>
          </table:table-cell>
          <table:table-cell office:value-type="string" calcext:value-type="string">
            <text:p>14-12-2018</text:p>
          </table:table-cell>
          <table:table-cell office:value-type="string" calcext:value-type="string">
            <text:p>13-01-2018</text:p>
          </table:table-cell>
          <table:table-cell office:value-type="float" office:value="3.39" calcext:value-type="float">
            <text:p>3.39</text:p>
          </table:table-cell>
          <table:table-cell office:value-type="float" office:value="-8.79" calcext:value-type="float">
            <text:p>-8.79</text:p>
          </table:table-cell>
          <table:table-cell office:value-type="float" office:value="-355.6" calcext:value-type="float">
            <text:p>-355.6</text:p>
          </table:table-cell>
          <table:table-cell office:value-type="string" calcext:value-type="string">
            <text:p>T-0</text:p>
          </table:table-cell>
          <table:table-cell office:value-type="float" office:value="342.24" calcext:value-type="float">
            <text:p>342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23 kWh</text:p>
          </table:table-cell>
          <table:table-cell office:value-type="float" office:value="670.4" calcext:value-type="float">
            <text:p>670.4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3.37" calcext:value-type="float">
            <text:p>3.37</text:p>
          </table:table-cell>
          <table:table-cell office:value-type="float" office:value="-8.76" calcext:value-type="float">
            <text:p>-8.76</text:p>
          </table:table-cell>
          <table:table-cell office:value-type="float" office:value="-354.09" calcext:value-type="float">
            <text:p>-354.09</text:p>
          </table:table-cell>
          <table:table-cell office:value-type="string" calcext:value-type="string">
            <text:p>T-0</text:p>
          </table:table-cell>
          <table:table-cell office:value-type="float" office:value="340.77" calcext:value-type="float">
            <text:p>340.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23 kWh</text:p>
          </table:table-cell>
          <table:table-cell office:value-type="float" office:value="667.51" calcext:value-type="float">
            <text:p>667.51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3.36" calcext:value-type="float">
            <text:p>3.36</text:p>
          </table:table-cell>
          <table:table-cell office:value-type="float" office:value="-8.72" calcext:value-type="float">
            <text:p>-8.72</text:p>
          </table:table-cell>
          <table:table-cell office:value-type="float" office:value="-352.56" calcext:value-type="float">
            <text:p>-352.56</text:p>
          </table:table-cell>
          <table:table-cell office:value-type="string" calcext:value-type="string">
            <text:p>T-0</text:p>
          </table:table-cell>
          <table:table-cell office:value-type="float" office:value="339.31" calcext:value-type="float">
            <text:p>339.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134 kWh</text:p>
          </table:table-cell>
          <table:table-cell office:value-type="float" office:value="748.68" calcext:value-type="float">
            <text:p>748.68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3.74" calcext:value-type="float">
            <text:p>3.74</text:p>
          </table:table-cell>
          <table:table-cell office:value-type="float" office:value="-8.68" calcext:value-type="float">
            <text:p>-8.68</text:p>
          </table:table-cell>
          <table:table-cell office:value-type="float" office:value="-395.44" calcext:value-type="float">
            <text:p>-395.44</text:p>
          </table:table-cell>
          <table:table-cell office:value-type="string" calcext:value-type="string">
            <text:p>T-0</text:p>
          </table:table-cell>
          <table:table-cell office:value-type="float" office:value="377.9" calcext:value-type="float">
            <text:p>377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30 kWh</text:p>
          </table:table-cell>
          <table:table-cell office:value-type="float" office:value="715.19" calcext:value-type="float">
            <text:p>715.19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.58" calcext:value-type="float">
            <text:p>3.58</text:p>
          </table:table-cell>
          <table:table-cell office:value-type="float" office:value="-8.65" calcext:value-type="float">
            <text:p>-8.65</text:p>
          </table:table-cell>
          <table:table-cell office:value-type="float" office:value="-377.74" calcext:value-type="float">
            <text:p>-377.74</text:p>
          </table:table-cell>
          <table:table-cell office:value-type="string" calcext:value-type="string">
            <text:p>T-0</text:p>
          </table:table-cell>
          <table:table-cell office:value-type="float" office:value="361.86" calcext:value-type="float">
            <text:p>361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32 kWh</text:p>
          </table:table-cell>
          <table:table-cell office:value-type="float" office:value="727.47" calcext:value-type="float">
            <text:p>727.47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3.64" calcext:value-type="float">
            <text:p>3.64</text:p>
          </table:table-cell>
          <table:table-cell office:value-type="float" office:value="-8.61" calcext:value-type="float">
            <text:p>-8.61</text:p>
          </table:table-cell>
          <table:table-cell office:value-type="float" office:value="-384.24" calcext:value-type="float">
            <text:p>-384.24</text:p>
          </table:table-cell>
          <table:table-cell office:value-type="string" calcext:value-type="string">
            <text:p>T-0</text:p>
          </table:table-cell>
          <table:table-cell office:value-type="float" office:value="367.95" calcext:value-type="float">
            <text:p>367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128 kWh</text:p>
          </table:table-cell>
          <table:table-cell office:value-type="float" office:value="694.38" calcext:value-type="float">
            <text:p>694.38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3.48" calcext:value-type="float">
            <text:p>3.48</text:p>
          </table:table-cell>
          <table:table-cell office:value-type="float" office:value="-8.58" calcext:value-type="float">
            <text:p>-8.58</text:p>
          </table:table-cell>
          <table:table-cell office:value-type="float" office:value="-366.75" calcext:value-type="float">
            <text:p>-366.75</text:p>
          </table:table-cell>
          <table:table-cell office:value-type="string" calcext:value-type="string">
            <text:p>T-0</text:p>
          </table:table-cell>
          <table:table-cell office:value-type="float" office:value="351.77" calcext:value-type="float">
            <text:p>351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33 kWh</text:p>
          </table:table-cell>
          <table:table-cell office:value-type="float" office:value="720.29" calcext:value-type="float">
            <text:p>720.29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3.61" calcext:value-type="float">
            <text:p>3.61</text:p>
          </table:table-cell>
          <table:table-cell office:value-type="float" office:value="-8.54" calcext:value-type="float">
            <text:p>-8.54</text:p>
          </table:table-cell>
          <table:table-cell office:value-type="float" office:value="-380.04" calcext:value-type="float">
            <text:p>-380.04</text:p>
          </table:table-cell>
          <table:table-cell office:value-type="string" calcext:value-type="string">
            <text:p>T-0</text:p>
          </table:table-cell>
          <table:table-cell office:value-type="float" office:value="364.44" calcext:value-type="float">
            <text:p>364.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138 kWh</text:p>
          </table:table-cell>
          <table:table-cell office:value-type="float" office:value="746.81" calcext:value-type="float">
            <text:p>746.81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3.74" calcext:value-type="float">
            <text:p>3.74</text:p>
          </table:table-cell>
          <table:table-cell office:value-type="float" office:value="-9.37" calcext:value-type="float">
            <text:p>-9.37</text:p>
          </table:table-cell>
          <table:table-cell office:value-type="float" office:value="-393.7" calcext:value-type="float">
            <text:p>-393.7</text:p>
          </table:table-cell>
          <table:table-cell office:value-type="string" calcext:value-type="string">
            <text:p>T-0</text:p>
          </table:table-cell>
          <table:table-cell office:value-type="float" office:value="377.35" calcext:value-type="float">
            <text:p>377.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21 kWh</text:p>
          </table:table-cell>
          <table:table-cell office:value-type="float" office:value="620.11" calcext:value-type="float">
            <text:p>620.11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3.14" calcext:value-type="float">
            <text:p>3.14</text:p>
          </table:table-cell>
          <table:table-cell office:value-type="float" office:value="-9.33" calcext:value-type="float">
            <text:p>-9.33</text:p>
          </table:table-cell>
          <table:table-cell office:value-type="float" office:value="-326.9" calcext:value-type="float">
            <text:p>-326.9</text:p>
          </table:table-cell>
          <table:table-cell office:value-type="string" calcext:value-type="string">
            <text:p>T-0</text:p>
          </table:table-cell>
          <table:table-cell office:value-type="float" office:value="316.77" calcext:value-type="float">
            <text:p>316.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21 kWh</text:p>
          </table:table-cell>
          <table:table-cell office:value-type="float" office:value="617.7" calcext:value-type="float">
            <text:p>617.7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3.12" calcext:value-type="float">
            <text:p>3.12</text:p>
          </table:table-cell>
          <table:table-cell office:value-type="float" office:value="-9.3" calcext:value-type="float">
            <text:p>-9.3</text:p>
          </table:table-cell>
          <table:table-cell office:value-type="float" office:value="-325.63" calcext:value-type="float">
            <text:p>-325.63</text:p>
          </table:table-cell>
          <table:table-cell office:value-type="string" calcext:value-type="string">
            <text:p>T-0</text:p>
          </table:table-cell>
          <table:table-cell office:value-type="float" office:value="315.52" calcext:value-type="float">
            <text:p>315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string" calcext:value-type="string">
            <text:p>106 kWh</text:p>
          </table:table-cell>
          <table:table-cell office:value-type="float" office:value="506.88" calcext:value-type="float">
            <text:p>506.88</text:p>
          </table:table-cell>
          <table:table-cell office:value-type="string" calcext:value-type="string">
            <text:p>13-01-2017</text:p>
          </table:table-cell>
          <table:table-cell office:value-type="string" calcext:value-type="string">
            <text:p>10-02-2017</text:p>
          </table:table-cell>
          <table:table-cell office:value-type="float" office:value="2.6" calcext:value-type="float">
            <text:p>2.6</text:p>
          </table:table-cell>
          <table:table-cell office:value-type="float" office:value="-9.26" calcext:value-type="float">
            <text:p>-9.26</text:p>
          </table:table-cell>
          <table:table-cell office:value-type="float" office:value="-267.21" calcext:value-type="float">
            <text:p>-267.21</text:p>
          </table:table-cell>
          <table:table-cell office:value-type="string" calcext:value-type="string">
            <text:p>T-0</text:p>
          </table:table-cell>
          <table:table-cell office:value-type="float" office:value="262.51" calcext:value-type="float">
            <text:p>262.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50:52.326000000</meta:creation-date>
    <dc:date>2018-03-26T15:40:06.025000000</dc:date>
    <meta:editing-duration>PT1H39M2S</meta:editing-duration>
    <meta:editing-cycles>2</meta:editing-cycles>
    <meta:generator>LibreOffice/5.3.4.2$Windows_x86 LibreOffice_project/f82d347ccc0be322489bf7da61d7e4ad13fe2ff3</meta:generator>
    <meta:document-statistic meta:table-count="1" meta:cell-count="144" meta:object-count="0"/>
  </office:meta>
</office:document-meta>
</file>